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989cm" fo:min-width="10.93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385cm" fo:min-width="10.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29cm" fo:min-width="1.476cm"/>
    </style:style>
    <style:style style:name="gr5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457cm" fo:min-width="1.118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3" style:family="graphic" style:parent-style-name="standard">
      <style:graphic-properties draw:fill-color="#f10d0c" draw:textarea-horizontal-align="justify" draw:textarea-vertical-align="middle" draw:auto-grow-height="false" fo:min-height="2.036cm" fo:min-width="2.802cm"/>
    </style:style>
    <style:style style:name="gr14" style:family="graphic" style:parent-style-name="standard">
      <style:graphic-properties draw:fill-color="#f10d0c" draw:textarea-horizontal-align="justify" draw:textarea-vertical-align="middle" draw:auto-grow-height="false" fo:min-height="2.036cm" fo:min-width="2.675cm"/>
    </style:style>
    <style:style style:name="gr15" style:family="graphic" style:parent-style-name="standard">
      <style:graphic-properties draw:fill-color="#f10d0c" draw:textarea-horizontal-align="justify" draw:textarea-vertical-align="middle" draw:auto-grow-height="false" fo:min-height="2.163cm" fo:min-width="2.802cm"/>
    </style:style>
    <style:style style:name="gr16" style:family="graphic" style:parent-style-name="standard">
      <style:graphic-properties draw:fill-color="#ffff6d" draw:textarea-horizontal-align="justify" draw:textarea-vertical-align="middle" draw:auto-grow-height="false" fo:min-height="0.131cm" fo:min-width="4.961cm"/>
    </style:style>
    <style:style style:name="gr17" style:family="graphic" style:parent-style-name="standard">
      <style:graphic-properties draw:fill-color="#127622" draw:textarea-horizontal-align="justify" draw:textarea-vertical-align="middle" draw:auto-grow-height="false" fo:min-height="0.131cm" fo:min-width="4.961cm"/>
    </style:style>
    <style:style style:name="gr18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1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style:text-properties fo:font-size="7pt" style:font-size-asian="7pt" style:font-size-complex="7pt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loext:graphic-properties draw:fill-color="#f10d0c"/>
      <style:paragraph-properties fo:text-align="center"/>
    </style:style>
    <style:style style:name="P12" style:family="paragraph">
      <loext:graphic-properties draw:fill-color="#ffff6d"/>
      <style:paragraph-properties fo:text-align="center"/>
    </style:style>
    <style:style style:name="P13" style:family="paragraph">
      <loext:graphic-properties draw:fill-color="#127622"/>
      <style:paragraph-properties fo:text-align="center"/>
    </style:style>
    <style:style style:name="P14" style:family="paragraph">
      <style:text-properties fo:font-size="6pt" style:font-size-asian="6pt" style:font-size-complex="6pt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7.239cm" svg:x="5.699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43cm" svg:height="0.635cm" svg:x="5.699cm" svg:y="4.048cm">
          <text:p text:style-name="P1"><text:span text:style-name="T1">HOME | ABOUT | DESTINATION| CONTACT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461cm" svg:height="1.673cm" svg:x="8.493cm" svg:y="5.826cm">
          <draw:text-box>
            <text:p>BACKGROUND</text:p>
            <text:p>IMAGE</text:p>
          </draw:text-box>
        </draw:frame>
        <draw:custom-shape draw:style-name="gr4" draw:text-style-name="P4" xml:id="id1" draw:id="id1" draw:layer="layout" svg:width="2.794cm" svg:height="0.762cm" svg:x="6.207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2.794cm" svg:height="0.762cm" svg:x="9.509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048cm" svg:height="0.569cm" svg:x="6.588cm" svg:y="9.829cm">
          <draw:text-box>
            <text:p text:style-name="P5"><text:span text:style-name="T2">EXPL</text:span><text:span text:style-name="T2">ORE</text:span></text:p>
          </draw:text-box>
        </draw:frame>
        <draw:frame draw:style-name="gr5" draw:text-style-name="P6" draw:layer="layout" svg:width="3.048cm" svg:height="0.569cm" svg:x="9.763cm" svg:y="9.829cm">
          <draw:text-box>
            <text:p text:style-name="P5"><text:span text:style-name="T2">ABOU</text:span><text:span text:style-name="T2">T US</text:span></text:p>
          </draw:text-box>
        </draw:frame>
        <draw:frame draw:style-name="gr6" draw:text-style-name="P3" draw:layer="layout" svg:width="6.35cm" svg:height="0.962cm" svg:x="8.366cm" svg:y="2.778cm">
          <draw:text-box>
            <text:p>HOME PAGE</text:p>
          </draw:text-box>
        </draw:frame>
        <draw:custom-shape draw:style-name="gr1" draw:text-style-name="P1" draw:layer="layout" svg:width="11.43cm" svg:height="7.239cm" svg:x="5.953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1.43cm" svg:height="0.635cm" svg:x="5.953cm" svg:y="16.24cm">
          <text:p text:style-name="P1"><text:span text:style-name="T1">HOME | ABOUT | DESTINATION| CONTAC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286cm" svg:height="2.413cm" svg:x="7.604cm" svg:y="1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7cm" svg:height="1.27cm" svg:x="8.62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7cm" svg:height="1.27cm" svg:x="8.62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6.223cm" svg:height="1.143cm" svg:x="10.398cm" svg:y="18.145cm">
          <draw:text-box>
            <text:p text:style-name="P9"><text:span text:style-name="T3">Compan</text:span><text:span text:style-name="T3">y </text:span><text:span text:style-name="T3">descript</text:span><text:span text:style-name="T3">ion, </text:span><text:span text:style-name="T3">mission </text:span><text:span text:style-name="T3">stateme</text:span><text:span text:style-name="T3">nt, </text:span><text:span text:style-name="T3">goal, a </text:span><text:span text:style-name="T3">little </text:span><text:span text:style-name="T3">about </text:span><text:span text:style-name="T3">founder</text:span></text:p>
            <text:p text:style-name="P9"><text:span text:style-name="T3"/></text:p>
          </draw:text-box>
        </draw:frame>
        <draw:frame draw:style-name="gr9" draw:text-style-name="P10" draw:layer="layout" svg:width="6.223cm" svg:height="1.143cm" svg:x="10.525cm" svg:y="20.685cm">
          <draw:text-box>
            <text:p text:style-name="P9"><text:span text:style-name="T3">Testimo</text:span><text:span text:style-name="T3">nials </text:span><text:span text:style-name="T3">and </text:span><text:span text:style-name="T3">review </text:span><text:span text:style-name="T3">section </text:span><text:span text:style-name="T3">1</text:span></text:p>
            <text:p text:style-name="P9"><text:span text:style-name="T3"/></text:p>
          </draw:text-box>
        </draw:frame>
        <draw:frame draw:style-name="gr9" draw:text-style-name="P10" draw:layer="layout" svg:width="6.223cm" svg:height="1.143cm" svg:x="10.652cm" svg:y="22.717cm">
          <draw:text-box>
            <text:p text:style-name="P9"><text:span text:style-name="T3">Testimo</text:span><text:span text:style-name="T3">nials </text:span><text:span text:style-name="T3">and </text:span><text:span text:style-name="T3">review </text:span><text:span text:style-name="T3">section</text:span><text:span text:style-name="T3">2</text:span></text:p>
            <text:p text:style-name="P9"><text:span text:style-name="T3"/></text:p>
          </draw:text-box>
        </draw:frame>
        <draw:connector draw:style-name="gr10" draw:text-style-name="P1" draw:layer="layout" svg:x1="6.207cm" svg:y1="10.144cm" svg:x2="3.315cm" svg:y2="16.778cm" draw:start-shape="id1" svg:d="M6207 10144h-1696v6634h-1196" svg:viewBox="0 0 2893 6635">
          <text:p/>
        </draw:connector>
        <draw:connector draw:style-name="gr10" draw:text-style-name="P1" draw:layer="layout" svg:x1="10.906cm" svg:y1="10.525cm" svg:x2="11.668cm" svg:y2="16.24cm" draw:start-shape="id2" draw:start-glue-point="8" draw:end-shape="id3" svg:d="M10906 10525v2858h762v2857" svg:viewBox="0 0 763 5716">
          <text:p/>
        </draw:connector>
        <draw:frame draw:style-name="gr11" draw:text-style-name="P6" draw:layer="layout" svg:width="3.429cm" svg:height="1.523cm" svg:x="1.508cm" svg:y="15.987cm">
          <draw:text-box>
            <text:p text:style-name="P5"><text:span text:style-name="T2">To </text:span><text:span text:style-name="T2">destin</text:span><text:span text:style-name="T2">ation </text:span><text:span text:style-name="T2">page</text:span></text:p>
          </draw:text-box>
        </draw:frame>
        <draw:frame draw:style-name="gr9" draw:text-style-name="P6" draw:layer="layout" svg:width="1.651cm" svg:height="1.143cm" svg:x="7.858cm" svg:y="18.399cm">
          <draw:text-box>
            <text:p text:style-name="P5"><text:span text:style-name="T2">image</text:span><text:span text:style-name="T2">s</text:span></text:p>
          </draw:text-box>
        </draw:frame>
        <draw:frame draw:style-name="gr12" draw:text-style-name="P6" draw:layer="layout" svg:width="1.524cm" svg:height="0.887cm" svg:x="6.715cm" svg:y="8.749cm">
          <draw:text-box>
            <text:p text:style-name="P5"><text:span text:style-name="T2">Button </text:span><text:span text:style-name="T2">eleme</text:span><text:span text:style-name="T2">nt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1.43cm" svg:height="7.239cm" svg:x="5.699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43cm" svg:height="0.635cm" svg:x="5.699cm" svg:y="4.048cm">
          <text:p text:style-name="P1"><text:span text:style-name="T1">HOME | ABOUT | DESTINATION| CONTACT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35cm" svg:height="0.962cm" svg:x="8.366cm" svg:y="2.778cm">
          <draw:text-box>
            <text:p>Destination Page</text:p>
          </draw:text-box>
        </draw:frame>
        <draw:custom-shape draw:style-name="gr1" draw:text-style-name="P1" draw:layer="layout" svg:width="11.43cm" svg:height="7.239cm" svg:x="5.953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43cm" svg:height="0.635cm" svg:x="5.953cm" svg:y="16.24cm">
          <text:p text:style-name="P1"><text:span text:style-name="T1">H</text:span><text:span text:style-name="T1">O</text:span><text:span text:style-name="T1">M</text:span><text:span text:style-name="T1">E </text:span><text:span text:style-name="T1">| </text:span><text:span text:style-name="T1">A</text:span><text:span text:style-name="T1">B</text:span><text:span text:style-name="T1">O</text:span><text:span text:style-name="T1">U</text:span><text:span text:style-name="T1">T | </text:span><text:span text:style-name="T1">D</text:span><text:span text:style-name="T1">E</text:span><text:span text:style-name="T1">S</text:span><text:span text:style-name="T1">TI</text:span><text:span text:style-name="T1">N</text:span><text:span text:style-name="T1">A</text:span><text:span text:style-name="T1">TI</text:span><text:span text:style-name="T1">O</text:span><text:span text:style-name="T1">N| </text:span><text:span text:style-name="T1">C</text:span><text:span text:style-name="T1">O</text:span><text:span text:style-name="T1">N</text:span><text:span text:style-name="T1">T</text:span><text:span text:style-name="T1">A</text:span><text:span text:style-name="T1">C</text:span><text:span text:style-name="T1">T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35cm" svg:height="0.962cm" svg:x="8.747cm" svg:y="14.77cm">
          <draw:text-box>
            <text:p>Contact page</text:p>
          </draw:text-box>
        </draw:frame>
        <draw:custom-shape draw:style-name="gr13" draw:text-style-name="P11" draw:layer="layout" svg:width="3.302cm" svg:height="2.286cm" svg:x="6.715cm" svg:y="5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175cm" svg:height="2.286cm" svg:x="6.715cm" svg:y="8.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302cm" svg:height="2.413cm" svg:x="11.541cm" svg:y="5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175cm" svg:height="2.286cm" svg:x="11.541cm" svg:y="8.49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048cm" svg:height="1.205cm" svg:x="6.842cm" svg:y="5.953cm">
          <draw:text-box>
            <text:p text:style-name="P5"><text:span text:style-name="T2">Destination</text:span><text:span text:style-name="T2">1 -link to </text:span><text:span text:style-name="T2">page about </text:span><text:span text:style-name="T2">destination</text:span></text:p>
          </draw:text-box>
        </draw:frame>
        <draw:frame draw:style-name="gr9" draw:text-style-name="P6" draw:layer="layout" svg:width="3.048cm" svg:height="1.205cm" svg:x="11.668cm" svg:y="6.145cm">
          <draw:text-box>
            <text:p text:style-name="P5"><text:span text:style-name="T2">Destin</text:span><text:span text:style-name="T2">ation1 </text:span><text:span text:style-name="T2">-link to </text:span><text:span text:style-name="T2">page </text:span><text:span text:style-name="T2">about </text:span><text:span text:style-name="T2">destin</text:span><text:span text:style-name="T2">ation</text:span></text:p>
          </draw:text-box>
        </draw:frame>
        <draw:frame draw:style-name="gr9" draw:text-style-name="P6" draw:layer="layout" svg:width="3.048cm" svg:height="1.205cm" svg:x="6.715cm" svg:y="9.193cm">
          <draw:text-box>
            <text:p text:style-name="P5"><text:span text:style-name="T2">Destin</text:span><text:span text:style-name="T2">ation1 </text:span><text:span text:style-name="T2">-link to </text:span><text:span text:style-name="T2">page </text:span><text:span text:style-name="T2">about </text:span><text:span text:style-name="T2">destin</text:span><text:span text:style-name="T2">ation</text:span></text:p>
          </draw:text-box>
        </draw:frame>
        <draw:frame draw:style-name="gr9" draw:text-style-name="P6" draw:layer="layout" svg:width="3.048cm" svg:height="1.205cm" svg:x="11.668cm" svg:y="9.066cm">
          <draw:text-box>
            <text:p text:style-name="P5"><text:span text:style-name="T2">Destin</text:span><text:span text:style-name="T2">ation1 </text:span><text:span text:style-name="T2">-link to </text:span><text:span text:style-name="T2">page </text:span><text:span text:style-name="T2">about </text:span><text:span text:style-name="T2">destin</text:span><text:span text:style-name="T2">ation</text:span></text:p>
          </draw:text-box>
        </draw:frame>
        <draw:custom-shape draw:style-name="gr16" draw:text-style-name="P12" draw:layer="layout" svg:width="5.461cm" svg:height="0.381cm" svg:x="9.001cm" svg:y="18.6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461cm" svg:height="0.381cm" svg:x="9.001cm" svg:y="19.5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461cm" svg:height="0.381cm" svg:x="9.001cm" svg:y="20.4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461cm" svg:height="0.381cm" svg:x="9.001cm" svg:y="21.1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.461cm" svg:height="0.381cm" svg:x="9.001cm" svg:y="21.9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461cm" svg:height="0.381cm" svg:x="9.001cm" svg:y="18.653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032cm" svg:height="0.824cm" svg:x="11.033cm" svg:y="17.637cm">
          <draw:text-box>
            <text:p text:style-name="P5"><text:span text:style-name="T2">FORM</text:span></text:p>
          </draw:text-box>
        </draw:frame>
        <draw:frame draw:style-name="gr19" draw:text-style-name="P15" draw:layer="layout" svg:width="1.397cm" svg:height="0.489cm" svg:x="7.35cm" svg:y="18.591cm">
          <draw:text-box>
            <text:p text:style-name="P14"><text:span text:style-name="T4">Field 1</text:span></text:p>
          </draw:text-box>
        </draw:frame>
        <draw:frame draw:style-name="gr19" draw:text-style-name="P15" draw:layer="layout" svg:width="1.397cm" svg:height="0.489cm" svg:x="7.35cm" svg:y="19.415cm">
          <draw:text-box>
            <text:p text:style-name="P14"><text:span text:style-name="T4">Field 2</text:span></text:p>
          </draw:text-box>
        </draw:frame>
        <draw:frame draw:style-name="gr19" draw:text-style-name="P15" draw:layer="layout" svg:width="1.397cm" svg:height="0.489cm" svg:x="7.35cm" svg:y="20.323cm">
          <draw:text-box>
            <text:p text:style-name="P14"><text:span text:style-name="T4">Field 3</text:span></text:p>
          </draw:text-box>
        </draw:frame>
        <draw:frame draw:style-name="gr19" draw:text-style-name="P15" draw:layer="layout" svg:width="1.397cm" svg:height="0.489cm" svg:x="7.35cm" svg:y="21.085cm">
          <draw:text-box>
            <text:p text:style-name="P14"><text:span text:style-name="T4">Field 4</text:span></text:p>
          </draw:text-box>
        </draw:frame>
        <draw:frame draw:style-name="gr19" draw:text-style-name="P15" draw:layer="layout" svg:width="1.397cm" svg:height="0.489cm" svg:x="7.35cm" svg:y="21.847cm">
          <draw:text-box>
            <text:p text:style-name="P14"><text:span text:style-name="T4">subm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8:24:29.126602139</meta:creation-date>
    <dc:date>2021-06-27T18:41:40.407191627</dc:date>
    <meta:editing-duration>PT17M9S</meta:editing-duration>
    <meta:editing-cycles>4</meta:editing-cycles>
    <meta:generator>LibreOffice/6.4.7.2$Linux_X86_64 LibreOffice_project/40$Build-2</meta:generator>
    <meta:document-statistic meta:object-count="47"/>
  </office:meta>
</office:document-meta>
</file>